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1.27cm" svg:height="1.27cm" svg:x="14.97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1.27cm" svg:height="1.27cm" svg:x="7.35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1.27cm" svg:height="1.27cm" svg:x="7.35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6" draw:id="id6" draw:layer="layout" svg:width="1.27cm" svg:height="1.27cm" svg:x="3.54cm" svg:y="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" draw:id="id1" draw:layer="layout" svg:width="1.27cm" svg:height="1.27cm" svg:x="3.54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.27cm" svg:height="1.27cm" svg:x="14.97cm" svg:y="2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2" draw:id="id12" draw:layer="layout" svg:width="1.27cm" svg:height="1.27cm" svg:x="11.16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1" draw:id="id11" draw:layer="layout" svg:width="1.27cm" svg:height="1.27cm" svg:x="11.16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9" draw:id="id9" draw:layer="layout" svg:width="1.27cm" svg:height="1.27cm" svg:x="11.16cm" svg:y="3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8" draw:id="id8" draw:layer="layout" svg:width="1.27cm" svg:height="1.27cm" svg:x="11.16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2" draw:id="id2" draw:layer="layout" svg:width="1.27cm" svg:height="1.27cm" svg:x="7.35cm" svg:y="1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1.27cm" svg:height="1.27cm" svg:x="7.35cm" svg:y="3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7" draw:id="id7" draw:layer="layout" svg:width="1.27cm" svg:height="1.27cm" svg:x="3.541cm" svg:y="2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14.97cm" svg:y="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4.624cm" svg:y1="4.996cm" svg:x2="7.536cm" svg:y2="2.084cm" draw:start-shape="id1" draw:start-glue-point="11" draw:end-shape="id2" draw:end-glue-point="7" svg:d="M4624 4996l2912-2912" svg:viewBox="0 0 2913 2913">
          <text:p/>
        </draw:connector>
        <draw:connector draw:style-name="gr5" draw:text-style-name="P4" draw:layer="layout" draw:type="line" svg:x1="4.81cm" svg:y1="5.445cm" svg:x2="7.35cm" svg:y2="4.175cm" draw:start-shape="id1" draw:start-glue-point="10" draw:end-shape="id3" draw:end-glue-point="6" svg:d="M4810 5445l2540-1270" svg:viewBox="0 0 2541 1271">
          <text:p/>
        </draw:connector>
        <draw:connector draw:style-name="gr5" draw:text-style-name="P4" draw:layer="layout" draw:type="line" svg:x1="4.81cm" svg:y1="5.445cm" svg:x2="7.35cm" svg:y2="6.715cm" draw:start-shape="id1" draw:start-glue-point="10" draw:end-shape="id4" draw:end-glue-point="6" svg:d="M4810 5445l2540 1270" svg:viewBox="0 0 2541 1271">
          <text:p/>
        </draw:connector>
        <draw:connector draw:style-name="gr5" draw:text-style-name="P4" draw:layer="layout" draw:type="line" svg:x1="4.624cm" svg:y1="5.894cm" svg:x2="7.536cm" svg:y2="8.806cm" draw:start-shape="id1" draw:start-glue-point="9" draw:end-shape="id5" draw:end-glue-point="5" svg:d="M4624 5894l2912 2912" svg:viewBox="0 0 2913 2913">
          <text:p/>
        </draw:connector>
        <draw:connector draw:style-name="gr5" draw:text-style-name="P4" draw:layer="layout" draw:type="line" svg:x1="4.624cm" svg:y1="8.434cm" svg:x2="7.35cm" svg:y2="9.255cm" draw:start-shape="id6" draw:start-glue-point="9" draw:end-shape="id5" draw:end-glue-point="6" svg:d="M4624 8434l2726 821" svg:viewBox="0 0 2727 822">
          <text:p/>
        </draw:connector>
        <draw:connector draw:style-name="gr5" draw:text-style-name="P4" draw:layer="layout" draw:type="line" svg:x1="4.624cm" svg:y1="7.536cm" svg:x2="7.536cm" svg:y2="4.624cm" draw:start-shape="id6" draw:start-glue-point="11" draw:end-shape="id3" draw:end-glue-point="7" svg:d="M4624 7536l2912-2912" svg:viewBox="0 0 2913 2913">
          <text:p/>
        </draw:connector>
        <draw:connector draw:style-name="gr5" draw:text-style-name="P4" draw:layer="layout" draw:type="line" svg:x1="4.811cm" svg:y1="2.906cm" svg:x2="7.536cm" svg:y2="3.726cm" draw:start-shape="id7" draw:start-glue-point="10" draw:end-shape="id3" draw:end-glue-point="5" svg:d="M4811 2906l2725 820" svg:viewBox="0 0 2726 821">
          <text:p/>
        </draw:connector>
        <draw:connector draw:style-name="gr5" draw:text-style-name="P4" draw:layer="layout" draw:type="line" svg:x1="4.625cm" svg:y1="3.355cm" svg:x2="7.536cm" svg:y2="6.266cm" draw:start-shape="id7" draw:start-glue-point="9" draw:end-shape="id4" draw:end-glue-point="5" svg:d="M4625 3355l2911 2911" svg:viewBox="0 0 2912 2912">
          <text:p/>
        </draw:connector>
        <draw:connector draw:style-name="gr5" draw:text-style-name="P4" draw:layer="layout" draw:type="line" svg:x1="4.175cm" svg:y1="7.35cm" svg:x2="7.985cm" svg:y2="2.27cm" draw:start-shape="id6" draw:start-glue-point="4" draw:end-shape="id2" draw:end-glue-point="8" svg:d="M4175 7350l3810-5080" svg:viewBox="0 0 3811 5081">
          <text:p/>
        </draw:connector>
        <draw:connector draw:style-name="gr5" draw:text-style-name="P4" draw:layer="layout" draw:type="line" svg:x1="4.176cm" svg:y1="3.541cm" svg:x2="7.985cm" svg:y2="8.62cm" draw:start-shape="id7" draw:start-glue-point="8" draw:end-shape="id5" draw:end-glue-point="4" svg:d="M4176 3541l3809 5079" svg:viewBox="0 0 3810 5080">
          <text:p/>
        </draw:connector>
        <draw:connector draw:style-name="gr5" draw:text-style-name="P4" draw:layer="layout" draw:type="line" svg:x1="4.81cm" svg:y1="7.985cm" svg:x2="7.536cm" svg:y2="7.164cm" draw:start-shape="id6" draw:start-glue-point="10" draw:end-shape="id4" draw:end-glue-point="7" svg:d="M4810 7985l2726-821" svg:viewBox="0 0 2727 822">
          <text:p/>
        </draw:connector>
        <draw:connector draw:style-name="gr5" draw:text-style-name="P4" draw:layer="layout" draw:type="line" svg:x1="4.625cm" svg:y1="2.457cm" svg:x2="7.35cm" svg:y2="1.635cm" draw:start-shape="id7" draw:start-glue-point="11" draw:end-shape="id2" draw:end-glue-point="6" svg:d="M4625 2457l2725-822" svg:viewBox="0 0 2726 823">
          <text:p/>
        </draw:connector>
        <draw:connector draw:style-name="gr5" draw:text-style-name="P4" draw:layer="layout" draw:type="line" svg:x1="8.62cm" svg:y1="1.635cm" svg:x2="11.16cm" svg:y2="1.635cm" draw:start-shape="id2" draw:start-glue-point="10" draw:end-shape="id8" draw:end-glue-point="6" svg:d="M8620 1635h2540" svg:viewBox="0 0 2541 1">
          <text:p/>
        </draw:connector>
        <draw:connector draw:style-name="gr5" draw:text-style-name="P4" draw:layer="layout" draw:type="line" svg:x1="8.62cm" svg:y1="4.175cm" svg:x2="11.16cm" svg:y2="4.175cm" draw:start-shape="id3" draw:start-glue-point="10" draw:end-shape="id9" draw:end-glue-point="6" svg:d="M8620 4175h2540" svg:viewBox="0 0 2541 1">
          <text:p/>
        </draw:connector>
        <draw:connector draw:style-name="gr5" draw:text-style-name="P4" draw:layer="layout" draw:type="line" svg:x1="12.43cm" svg:y1="1.635cm" svg:x2="15.156cm" svg:y2="2.456cm" draw:start-shape="id8" draw:start-glue-point="10" draw:end-shape="id10" draw:end-glue-point="5" svg:d="M12430 1635l2726 821" svg:viewBox="0 0 2727 822">
          <text:p/>
        </draw:connector>
        <draw:connector draw:style-name="gr5" draw:text-style-name="P4" draw:layer="layout" draw:type="line" svg:x1="8.434cm" svg:y1="3.726cm" svg:x2="11.346cm" svg:y2="2.084cm" draw:start-shape="id3" draw:start-glue-point="11" draw:end-shape="id8" draw:end-glue-point="7" svg:d="M8434 3726l2912-1642" svg:viewBox="0 0 2913 1643">
          <text:p/>
        </draw:connector>
        <draw:connector draw:style-name="gr5" draw:text-style-name="P4" draw:layer="layout" draw:type="line" svg:x1="8.434cm" svg:y1="2.084cm" svg:x2="11.346cm" svg:y2="3.726cm" draw:start-shape="id2" draw:start-glue-point="9" draw:end-shape="id9" draw:end-glue-point="5" svg:d="M8434 2084l2912 1642" svg:viewBox="0 0 2913 1643">
          <text:p/>
        </draw:connector>
        <draw:connector draw:style-name="gr5" draw:text-style-name="P4" draw:layer="layout" draw:type="line" svg:x1="8.434cm" svg:y1="4.624cm" svg:x2="11.346cm" svg:y2="6.266cm" draw:start-shape="id3" draw:start-glue-point="9" draw:end-shape="id11" draw:end-glue-point="5" svg:d="M8434 4624l2912 1642" svg:viewBox="0 0 2913 1643">
          <text:p/>
        </draw:connector>
        <draw:connector draw:style-name="gr5" draw:text-style-name="P4" draw:layer="layout" draw:type="line" svg:x1="8.434cm" svg:y1="6.266cm" svg:x2="11.346cm" svg:y2="4.624cm" draw:start-shape="id4" draw:start-glue-point="11" draw:end-shape="id9" draw:end-glue-point="7" svg:d="M8434 6266l2912-1642" svg:viewBox="0 0 2913 1643">
          <text:p/>
        </draw:connector>
        <draw:connector draw:style-name="gr5" draw:text-style-name="P4" draw:layer="layout" draw:type="line" svg:x1="8.62cm" svg:y1="6.715cm" svg:x2="11.16cm" svg:y2="6.715cm" draw:start-shape="id4" draw:start-glue-point="10" draw:end-shape="id11" draw:end-glue-point="6" svg:d="M8620 6715h2540" svg:viewBox="0 0 2541 1">
          <text:p/>
        </draw:connector>
        <draw:connector draw:style-name="gr5" draw:text-style-name="P4" draw:layer="layout" draw:type="line" svg:x1="8.434cm" svg:y1="8.806cm" svg:x2="11.346cm" svg:y2="7.164cm" draw:start-shape="id5" draw:start-glue-point="11" draw:end-shape="id11" draw:end-glue-point="7" svg:d="M8434 8806l2912-1642" svg:viewBox="0 0 2913 1643">
          <text:p/>
        </draw:connector>
        <draw:connector draw:style-name="gr6" draw:text-style-name="P5" draw:layer="layout" draw:type="line" svg:x1="8.434cm" svg:y1="7.164cm" svg:x2="11.346cm" svg:y2="8.806cm" draw:start-shape="id4" draw:start-glue-point="9" draw:end-shape="id12" draw:end-glue-point="5" svg:d="M8434 7164l2912 1642" svg:viewBox="0 0 2913 1643">
          <text:p/>
        </draw:connector>
        <draw:connector draw:style-name="gr5" draw:text-style-name="P4" draw:layer="layout" draw:type="line" svg:x1="8.62cm" svg:y1="9.255cm" svg:x2="11.16cm" svg:y2="9.255cm" draw:start-shape="id5" draw:start-glue-point="10" draw:end-shape="id12" draw:end-glue-point="6" svg:d="M8620 9255h2540" svg:viewBox="0 0 2541 1">
          <text:p/>
        </draw:connector>
        <draw:connector draw:style-name="gr5" draw:text-style-name="P4" draw:layer="layout" draw:type="line" svg:x1="12.244cm" svg:y1="2.084cm" svg:x2="15.156cm" svg:y2="4.996cm" draw:start-shape="id8" draw:start-glue-point="9" draw:end-shape="id13" draw:end-glue-point="5" svg:d="M12244 2084l2912 2912" svg:viewBox="0 0 2913 2913">
          <text:p/>
        </draw:connector>
        <draw:connector draw:style-name="gr5" draw:text-style-name="P4" draw:layer="layout" draw:type="line" svg:x1="12.244cm" svg:y1="3.726cm" svg:x2="14.97cm" svg:y2="2.905cm" draw:start-shape="id9" draw:start-glue-point="11" draw:end-shape="id10" draw:end-glue-point="6" svg:d="M12244 3726l2726-821" svg:viewBox="0 0 2727 822">
          <text:p/>
        </draw:connector>
        <draw:connector draw:style-name="gr5" draw:text-style-name="P4" draw:layer="layout" draw:type="line" svg:x1="12.43cm" svg:y1="4.175cm" svg:x2="14.97cm" svg:y2="5.445cm" draw:start-shape="id9" draw:start-glue-point="10" draw:end-shape="id13" draw:end-glue-point="6" svg:d="M12430 4175l2540 1270" svg:viewBox="0 0 2541 1271">
          <text:p/>
        </draw:connector>
        <draw:connector draw:style-name="gr5" draw:text-style-name="P4" draw:layer="layout" draw:type="line" svg:x1="12.244cm" svg:y1="6.266cm" svg:x2="15.156cm" svg:y2="3.354cm" draw:start-shape="id11" draw:start-glue-point="11" draw:end-shape="id10" draw:end-glue-point="7" svg:d="M12244 6266l2912-2912" svg:viewBox="0 0 2913 2913">
          <text:p/>
        </draw:connector>
        <draw:connector draw:style-name="gr5" draw:text-style-name="P4" draw:layer="layout" draw:type="line" svg:x1="12.244cm" svg:y1="4.624cm" svg:x2="15.156cm" svg:y2="7.536cm" draw:start-shape="id9" draw:start-glue-point="9" draw:end-shape="id14" draw:end-glue-point="5" svg:d="M12244 4624l2912 2912" svg:viewBox="0 0 2913 2913">
          <text:p/>
        </draw:connector>
        <draw:connector draw:style-name="gr5" draw:text-style-name="P4" draw:layer="layout" draw:type="line" svg:x1="12.43cm" svg:y1="6.715cm" svg:x2="14.97cm" svg:y2="5.445cm" draw:start-shape="id11" draw:start-glue-point="10" draw:end-shape="id13" draw:end-glue-point="6" svg:d="M12430 6715l2540-1270" svg:viewBox="0 0 2541 1271">
          <text:p/>
        </draw:connector>
        <draw:connector draw:style-name="gr5" draw:text-style-name="P4" draw:layer="layout" draw:type="line" svg:x1="12.244cm" svg:y1="7.164cm" svg:x2="14.97cm" svg:y2="7.985cm" draw:start-shape="id11" draw:start-glue-point="9" draw:end-shape="id14" draw:end-glue-point="6" svg:d="M12244 7164l2726 821" svg:viewBox="0 0 2727 822">
          <text:p/>
        </draw:connector>
        <draw:connector draw:style-name="gr5" draw:text-style-name="P4" draw:layer="layout" draw:type="line" svg:x1="12.43cm" svg:y1="9.255cm" svg:x2="15.156cm" svg:y2="8.434cm" draw:start-shape="id12" draw:start-glue-point="10" draw:end-shape="id14" draw:end-glue-point="7" svg:d="M12430 9255l2726-821" svg:viewBox="0 0 2727 822">
          <text:p/>
        </draw:connector>
        <draw:connector draw:style-name="gr5" draw:text-style-name="P4" draw:layer="layout" draw:type="line" svg:x1="12.244cm" svg:y1="8.806cm" svg:x2="15.156cm" svg:y2="5.894cm" draw:start-shape="id12" draw:start-glue-point="11" draw:end-shape="id13" draw:end-glue-point="7" svg:d="M12244 8806l2912-2912" svg:viewBox="0 0 2913 2913">
          <text:p/>
        </draw:connector>
        <draw:connector draw:style-name="gr5" draw:text-style-name="P4" draw:layer="layout" draw:type="line" svg:x1="11.795cm" svg:y1="2.27cm" svg:x2="15.605cm" svg:y2="7.35cm" draw:start-shape="id8" draw:start-glue-point="8" draw:end-shape="id14" draw:end-glue-point="4" svg:d="M11795 2270l3810 5080" svg:viewBox="0 0 3811 5081">
          <text:p/>
        </draw:connector>
        <draw:connector draw:style-name="gr5" draw:text-style-name="P4" draw:layer="layout" draw:type="line" svg:x1="11.795cm" svg:y1="8.62cm" svg:x2="15.605cm" svg:y2="3.54cm" draw:start-shape="id12" draw:start-glue-point="4" draw:end-shape="id10" draw:end-glue-point="8" svg:d="M11795 8620l3810-5080" svg:viewBox="0 0 3811 5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9.773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22:00:31.348527709</meta:creation-date>
    <dc:date>2017-01-14T22:41:18.040170400</dc:date>
    <meta:editing-duration>PT1M32S</meta:editing-duration>
    <meta:editing-cycles>2</meta:editing-cycles>
    <meta:generator>LibreOffice/5.1.4.2$Linux_X86_64 LibreOffice_project/10m0$Build-2</meta:generator>
    <meta:document-statistic meta:object-count="48"/>
  </office:meta>
</office:document-meta>
</file>